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50.7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inhvien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inhvie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MaSinhVien</text:p>
          </table:table-cell>
          <table:table-cell table:style-name="ce1" office:value-type="string" calcext:value-type="string">
            <text:p>HoTen</text:p>
          </table:table-cell>
          <table:table-cell table:style-name="ce1" office:value-type="string" calcext:value-type="string">
            <text:p>NgaySinh</text:p>
          </table:table-cell>
          <table:table-cell table:style-name="ce1" office:value-type="string" calcext:value-type="string">
            <text:p>GioiTinh</text:p>
          </table:table-cell>
          <table:table-cell table:style-name="ce1" office:value-type="string" calcext:value-type="string">
            <text:p>SDT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MaLop</text:p>
          </table:table-cell>
          <table:table-cell table:style-name="ce1" office:value-type="string" calcext:value-type="string">
            <text:p>MaChuyenNganh</text:p>
          </table:table-cell>
          <table:table-cell table:style-name="ce1" office:value-type="string" calcext:value-type="string">
            <text:p>TinhTrangHoc</text:p>
          </table:table-cell>
          <table:table-cell table:style-name="ce1" office:value-type="string" calcext:value-type="string">
            <text:p>MatKhau</text:p>
          </table:table-cell>
          <table:table-cell table:style-name="ce1" office:value-type="string" calcext:value-type="string">
            <text:p>Quyen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151" calcext:value-type="float">
            <text:p>4251050151</text:p>
          </table:table-cell>
          <table:table-cell table:style-name="ce2" office:value-type="string" calcext:value-type="string">
            <text:p>Nguyễn Trịnh Nam Long</text:p>
          </table:table-cell>
          <table:table-cell table:style-name="ce3" office:value-type="date" office:date-value="2001-01-14" calcext:value-type="date">
            <text:p>2001-1-14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151" calcext:value-type="float">
            <text:p>425105015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152" calcext:value-type="float">
            <text:p>4251050152</text:p>
          </table:table-cell>
          <table:table-cell table:style-name="ce2" office:value-type="string" calcext:value-type="string">
            <text:p>Nguyễn Thanh Hoà</text:p>
          </table:table-cell>
          <table:table-cell table:style-name="ce3" office:value-type="date" office:date-value="2001-04-18" calcext:value-type="date">
            <text:p>2001-4-18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152" calcext:value-type="float">
            <text:p>425105015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153" calcext:value-type="float">
            <text:p>4251050153</text:p>
          </table:table-cell>
          <table:table-cell table:style-name="ce2" office:value-type="string" calcext:value-type="string">
            <text:p>Hồ Văn Cường</text:p>
          </table:table-cell>
          <table:table-cell table:style-name="ce3" office:value-type="date" office:date-value="2001-03-17" calcext:value-type="date">
            <text:p>2001-3-17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153" calcext:value-type="float">
            <text:p>425105015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154" calcext:value-type="float">
            <text:p>4251050154</text:p>
          </table:table-cell>
          <table:table-cell table:style-name="ce2" office:value-type="string" calcext:value-type="string">
            <text:p>Đặng Thành Quốc</text:p>
          </table:table-cell>
          <table:table-cell table:style-name="ce3" office:value-type="date" office:date-value="2001-08-06" calcext:value-type="date">
            <text:p>2001-8-6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154" calcext:value-type="float">
            <text:p>425105015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155" calcext:value-type="float">
            <text:p>4251050155</text:p>
          </table:table-cell>
          <table:table-cell table:style-name="ce2" office:value-type="string" calcext:value-type="string">
            <text:p>Trần Xuân Tiến</text:p>
          </table:table-cell>
          <table:table-cell table:style-name="ce3" office:value-type="date" office:date-value="2001-12-07" calcext:value-type="date">
            <text:p>2001-12-7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155" calcext:value-type="float">
            <text:p>425105015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156" calcext:value-type="float">
            <text:p>4251050156</text:p>
          </table:table-cell>
          <table:table-cell table:style-name="ce2" office:value-type="string" calcext:value-type="string">
            <text:p>Đỗ Quốc Khánh</text:p>
          </table:table-cell>
          <table:table-cell table:style-name="ce3" office:value-type="date" office:date-value="2001-09-02" calcext:value-type="date">
            <text:p>2001-9-2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156" calcext:value-type="float">
            <text:p>425105015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157" calcext:value-type="float">
            <text:p>4251050157</text:p>
          </table:table-cell>
          <table:table-cell table:style-name="ce2" office:value-type="string" calcext:value-type="string">
            <text:p>Phan Hữu Quang</text:p>
          </table:table-cell>
          <table:table-cell table:style-name="ce3" office:value-type="date" office:date-value="2001-02-13" calcext:value-type="date">
            <text:p>2001-2-13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157" calcext:value-type="float">
            <text:p>425105015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158" calcext:value-type="float">
            <text:p>4251050158</text:p>
          </table:table-cell>
          <table:table-cell table:style-name="ce2" office:value-type="string" calcext:value-type="string">
            <text:p>Lê Đình Nam</text:p>
          </table:table-cell>
          <table:table-cell table:style-name="ce3" office:value-type="date" office:date-value="1999-11-24" calcext:value-type="date">
            <text:p>1999-11-24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158" calcext:value-type="float">
            <text:p>425105015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159" calcext:value-type="float">
            <text:p>4251050159</text:p>
          </table:table-cell>
          <table:table-cell table:style-name="ce2" office:value-type="string" calcext:value-type="string">
            <text:p>Huỳnh Trí Hiếu</text:p>
          </table:table-cell>
          <table:table-cell table:style-name="ce3" office:value-type="date" office:date-value="2001-11-30" calcext:value-type="date">
            <text:p>2001-11-30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159" calcext:value-type="float">
            <text:p>425105015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160" calcext:value-type="float">
            <text:p>4251050160</text:p>
          </table:table-cell>
          <table:table-cell table:style-name="ce2" office:value-type="string" calcext:value-type="string">
            <text:p>Lưu Văn Đạt</text:p>
          </table:table-cell>
          <table:table-cell table:style-name="ce3" office:value-type="date" office:date-value="2001-10-10" calcext:value-type="date">
            <text:p>2001-10-10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160" calcext:value-type="float">
            <text:p>425105016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161" calcext:value-type="float">
            <text:p>4251050161</text:p>
          </table:table-cell>
          <table:table-cell table:style-name="ce2" office:value-type="string" calcext:value-type="string">
            <text:p>Trương Anh Khoa</text:p>
          </table:table-cell>
          <table:table-cell table:style-name="ce3" office:value-type="date" office:date-value="2001-12-21" calcext:value-type="date">
            <text:p>2001-12-21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161" calcext:value-type="float">
            <text:p>425105016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162" calcext:value-type="float">
            <text:p>4251050162</text:p>
          </table:table-cell>
          <table:table-cell table:style-name="ce2" office:value-type="string" calcext:value-type="string">
            <text:p>Tôn Huệ Hiệu</text:p>
          </table:table-cell>
          <table:table-cell table:style-name="ce3" office:value-type="date" office:date-value="1999-06-26" calcext:value-type="date">
            <text:p>1999-6-26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2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162" calcext:value-type="float">
            <text:p>425105016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163" calcext:value-type="float">
            <text:p>4251050163</text:p>
          </table:table-cell>
          <table:table-cell table:style-name="ce2" office:value-type="string" calcext:value-type="string">
            <text:p>Hà Trọng Quân</text:p>
          </table:table-cell>
          <table:table-cell table:style-name="ce3" office:value-type="date" office:date-value="2001-12-24" calcext:value-type="date">
            <text:p>2001-12-24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163" calcext:value-type="float">
            <text:p>425105016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164" calcext:value-type="float">
            <text:p>4251050164</text:p>
          </table:table-cell>
          <table:table-cell table:style-name="ce2" office:value-type="string" calcext:value-type="string">
            <text:p>Phạm Đình Văn</text:p>
          </table:table-cell>
          <table:table-cell table:style-name="ce3" office:value-type="date" office:date-value="2001-02-08" calcext:value-type="date">
            <text:p>2001-2-8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164" calcext:value-type="float">
            <text:p>425105016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165" calcext:value-type="float">
            <text:p>4251050165</text:p>
          </table:table-cell>
          <table:table-cell table:style-name="ce2" office:value-type="string" calcext:value-type="string">
            <text:p>Nguỵ Thị Tâm Như</text:p>
          </table:table-cell>
          <table:table-cell table:style-name="ce3" office:value-type="date" office:date-value="2001-04-20" calcext:value-type="date">
            <text:p>2001-4-20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2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165" calcext:value-type="float">
            <text:p>425105016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166" calcext:value-type="float">
            <text:p>4251050166</text:p>
          </table:table-cell>
          <table:table-cell table:style-name="ce2" office:value-type="string" calcext:value-type="string">
            <text:p>Võ Thị Kim Chi</text:p>
          </table:table-cell>
          <table:table-cell table:style-name="ce3" office:value-type="date" office:date-value="2001-07-18" calcext:value-type="date">
            <text:p>2001-7-18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2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166" calcext:value-type="float">
            <text:p>425105016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167" calcext:value-type="float">
            <text:p>4251050167</text:p>
          </table:table-cell>
          <table:table-cell table:style-name="ce2" office:value-type="string" calcext:value-type="string">
            <text:p>Nguyễn Đức Phong</text:p>
          </table:table-cell>
          <table:table-cell table:style-name="ce3" office:value-type="date" office:date-value="2001-07-30" calcext:value-type="date">
            <text:p>2001-7-30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167" calcext:value-type="float">
            <text:p>425105016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168" calcext:value-type="float">
            <text:p>4251050168</text:p>
          </table:table-cell>
          <table:table-cell table:style-name="ce2" office:value-type="string" calcext:value-type="string">
            <text:p>Nguyễn Trần Lực</text:p>
          </table:table-cell>
          <table:table-cell table:style-name="ce3" office:value-type="date" office:date-value="2001-06-08" calcext:value-type="date">
            <text:p>2001-6-8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168" calcext:value-type="float">
            <text:p>425105016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169" calcext:value-type="float">
            <text:p>4251050169</text:p>
          </table:table-cell>
          <table:table-cell table:style-name="ce2" office:value-type="string" calcext:value-type="string">
            <text:p>Hồ Phương</text:p>
          </table:table-cell>
          <table:table-cell table:style-name="ce3" office:value-type="date" office:date-value="2001-01-01" calcext:value-type="date">
            <text:p>2001-1-1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169" calcext:value-type="float">
            <text:p>425105016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170" calcext:value-type="float">
            <text:p>4251050170</text:p>
          </table:table-cell>
          <table:table-cell table:style-name="ce2" office:value-type="string" calcext:value-type="string">
            <text:p>Nguyễn Thanh Nam</text:p>
          </table:table-cell>
          <table:table-cell table:style-name="ce3" office:value-type="date" office:date-value="2001-09-02" calcext:value-type="date">
            <text:p>2001-9-2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Thôi học</text:p>
          </table:table-cell>
          <table:table-cell table:style-name="ce2" office:value-type="float" office:value="4251050170" calcext:value-type="float">
            <text:p>425105017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171" calcext:value-type="float">
            <text:p>4251050171</text:p>
          </table:table-cell>
          <table:table-cell table:style-name="ce2" office:value-type="string" calcext:value-type="string">
            <text:p>Huỳnh Nguyễn Nhất Uyên</text:p>
          </table:table-cell>
          <table:table-cell table:style-name="ce3" office:value-type="date" office:date-value="2001-10-20" calcext:value-type="date">
            <text:p>2001-10-20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171" calcext:value-type="float">
            <text:p>425105017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172" calcext:value-type="float">
            <text:p>4251050172</text:p>
          </table:table-cell>
          <table:table-cell table:style-name="ce2" office:value-type="string" calcext:value-type="string">
            <text:p>Lê Duy Quỳnh</text:p>
          </table:table-cell>
          <table:table-cell table:style-name="ce3" office:value-type="date" office:date-value="2001-05-20" calcext:value-type="date">
            <text:p>2001-5-20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172" calcext:value-type="float">
            <text:p>425105017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173" calcext:value-type="float">
            <text:p>4251050173</text:p>
          </table:table-cell>
          <table:table-cell table:style-name="ce2" office:value-type="string" calcext:value-type="string">
            <text:p>Lê Tấn Toàn</text:p>
          </table:table-cell>
          <table:table-cell table:style-name="ce3" office:value-type="date" office:date-value="2001-12-26" calcext:value-type="date">
            <text:p>2001-12-26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173" calcext:value-type="float">
            <text:p>425105017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175" calcext:value-type="float">
            <text:p>4251050175</text:p>
          </table:table-cell>
          <table:table-cell table:style-name="ce2" office:value-type="string" calcext:value-type="string">
            <text:p>Nguyễn Văn Hưng</text:p>
          </table:table-cell>
          <table:table-cell table:style-name="ce3" office:value-type="date" office:date-value="2001-07-14" calcext:value-type="date">
            <text:p>2001-7-14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175" calcext:value-type="float">
            <text:p>425105017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176" calcext:value-type="float">
            <text:p>4251050176</text:p>
          </table:table-cell>
          <table:table-cell table:style-name="ce2" office:value-type="string" calcext:value-type="string">
            <text:p>Lê Quốc Mạnh</text:p>
          </table:table-cell>
          <table:table-cell table:style-name="ce3" office:value-type="date" office:date-value="2001-11-25" calcext:value-type="date">
            <text:p>2001-11-25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176" calcext:value-type="float">
            <text:p>425105017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177" calcext:value-type="float">
            <text:p>4251050177</text:p>
          </table:table-cell>
          <table:table-cell table:style-name="ce2" office:value-type="string" calcext:value-type="string">
            <text:p>Bùi Long Đang</text:p>
          </table:table-cell>
          <table:table-cell table:style-name="ce3" office:value-type="date" office:date-value="2001-01-07" calcext:value-type="date">
            <text:p>2001-1-7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177" calcext:value-type="float">
            <text:p>425105017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178" calcext:value-type="float">
            <text:p>4251050178</text:p>
          </table:table-cell>
          <table:table-cell table:style-name="ce2" office:value-type="string" calcext:value-type="string">
            <text:p>Nguyễn Thanh Bảo</text:p>
          </table:table-cell>
          <table:table-cell table:style-name="ce3" office:value-type="date" office:date-value="2001-04-20" calcext:value-type="date">
            <text:p>2001-4-20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178" calcext:value-type="float">
            <text:p>425105017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179" calcext:value-type="float">
            <text:p>4251050179</text:p>
          </table:table-cell>
          <table:table-cell table:style-name="ce2" office:value-type="string" calcext:value-type="string">
            <text:p>Huỳnh Nguyễn Ngọc Hải</text:p>
          </table:table-cell>
          <table:table-cell table:style-name="ce3" office:value-type="date" office:date-value="1997-11-22" calcext:value-type="date">
            <text:p>1997-11-22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179" calcext:value-type="float">
            <text:p>425105017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180" calcext:value-type="float">
            <text:p>4251050180</text:p>
          </table:table-cell>
          <table:table-cell table:style-name="ce2" office:value-type="string" calcext:value-type="string">
            <text:p>Châu Thành Đạt</text:p>
          </table:table-cell>
          <table:table-cell table:style-name="ce3" office:value-type="date" office:date-value="2001-12-22" calcext:value-type="date">
            <text:p>2001-12-22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180" calcext:value-type="float">
            <text:p>425105018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181" calcext:value-type="float">
            <text:p>4251050181</text:p>
          </table:table-cell>
          <table:table-cell table:style-name="ce2" office:value-type="string" calcext:value-type="string">
            <text:p>Phan Văn Khải</text:p>
          </table:table-cell>
          <table:table-cell table:style-name="ce3" office:value-type="date" office:date-value="2001-05-02" calcext:value-type="date">
            <text:p>2001-5-2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181" calcext:value-type="float">
            <text:p>425105018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182" calcext:value-type="float">
            <text:p>4251050182</text:p>
          </table:table-cell>
          <table:table-cell table:style-name="ce2" office:value-type="string" calcext:value-type="string">
            <text:p>Tăng Xuân Phụng</text:p>
          </table:table-cell>
          <table:table-cell table:style-name="ce3" office:value-type="date" office:date-value="2001-04-12" calcext:value-type="date">
            <text:p>2001-4-12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182" calcext:value-type="float">
            <text:p>425105018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183" calcext:value-type="float">
            <text:p>4251050183</text:p>
          </table:table-cell>
          <table:table-cell table:style-name="ce2" office:value-type="string" calcext:value-type="string">
            <text:p>Phạm Hùng</text:p>
          </table:table-cell>
          <table:table-cell table:style-name="ce3" office:value-type="date" office:date-value="2001-04-05" calcext:value-type="date">
            <text:p>2001-4-5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183" calcext:value-type="float">
            <text:p>425105018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184" calcext:value-type="float">
            <text:p>4251050184</text:p>
          </table:table-cell>
          <table:table-cell table:style-name="ce2" office:value-type="string" calcext:value-type="string">
            <text:p>Hồ Hoàng Ý</text:p>
          </table:table-cell>
          <table:table-cell table:style-name="ce3" office:value-type="date" office:date-value="1999-02-02" calcext:value-type="date">
            <text:p>1999-2-2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184" calcext:value-type="float">
            <text:p>425105018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185" calcext:value-type="float">
            <text:p>4251050185</text:p>
          </table:table-cell>
          <table:table-cell table:style-name="ce2" office:value-type="string" calcext:value-type="string">
            <text:p>Nguyễn Văn Tú</text:p>
          </table:table-cell>
          <table:table-cell table:style-name="ce3" office:value-type="date" office:date-value="2001-12-12" calcext:value-type="date">
            <text:p>2001-12-12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185" calcext:value-type="float">
            <text:p>425105018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186" calcext:value-type="float">
            <text:p>4251050186</text:p>
          </table:table-cell>
          <table:table-cell table:style-name="ce2" office:value-type="string" calcext:value-type="string">
            <text:p>Nguyễn Thị Như Quỳnh</text:p>
          </table:table-cell>
          <table:table-cell table:style-name="ce3" office:value-type="date" office:date-value="2000-06-30" calcext:value-type="date">
            <text:p>2000-6-30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2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186" calcext:value-type="float">
            <text:p>425105018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187" calcext:value-type="float">
            <text:p>4251050187</text:p>
          </table:table-cell>
          <table:table-cell table:style-name="ce2" office:value-type="string" calcext:value-type="string">
            <text:p>Phan Thanh Vũ</text:p>
          </table:table-cell>
          <table:table-cell table:style-name="ce3" office:value-type="date" office:date-value="1996-02-02" calcext:value-type="date">
            <text:p>1996-2-2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187" calcext:value-type="float">
            <text:p>425105018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188" calcext:value-type="float">
            <text:p>4251050188</text:p>
          </table:table-cell>
          <table:table-cell table:style-name="ce2" office:value-type="string" calcext:value-type="string">
            <text:p>Nguyễn Như Ý</text:p>
          </table:table-cell>
          <table:table-cell table:style-name="ce3" office:value-type="date" office:date-value="2001-04-14" calcext:value-type="date">
            <text:p>2001-4-14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2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188" calcext:value-type="float">
            <text:p>425105018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189" calcext:value-type="float">
            <text:p>4251050189</text:p>
          </table:table-cell>
          <table:table-cell table:style-name="ce2" office:value-type="string" calcext:value-type="string">
            <text:p>Phạm Đỗ Vương Quốc</text:p>
          </table:table-cell>
          <table:table-cell table:style-name="ce3" office:value-type="date" office:date-value="2001-01-31" calcext:value-type="date">
            <text:p>2001-1-31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189" calcext:value-type="float">
            <text:p>425105018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190" calcext:value-type="float">
            <text:p>4251050190</text:p>
          </table:table-cell>
          <table:table-cell table:style-name="ce2" office:value-type="string" calcext:value-type="string">
            <text:p>Hồ Phi Toàn</text:p>
          </table:table-cell>
          <table:table-cell table:style-name="ce3" office:value-type="date" office:date-value="2001-01-03" calcext:value-type="date">
            <text:p>2001-1-3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190" calcext:value-type="float">
            <text:p>425105019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191" calcext:value-type="float">
            <text:p>4251050191</text:p>
          </table:table-cell>
          <table:table-cell table:style-name="ce2" office:value-type="string" calcext:value-type="string">
            <text:p>Nguyễn Thị Cẩm Sương</text:p>
          </table:table-cell>
          <table:table-cell table:style-name="ce3" office:value-type="date" office:date-value="2000-02-19" calcext:value-type="date">
            <text:p>2000-2-19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2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191" calcext:value-type="float">
            <text:p>425105019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192" calcext:value-type="float">
            <text:p>4251050192</text:p>
          </table:table-cell>
          <table:table-cell table:style-name="ce2" office:value-type="string" calcext:value-type="string">
            <text:p>Lê Thái Hoà</text:p>
          </table:table-cell>
          <table:table-cell table:style-name="ce3" office:value-type="date" office:date-value="2001-10-23" calcext:value-type="date">
            <text:p>2001-10-23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192" calcext:value-type="float">
            <text:p>425105019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194" calcext:value-type="float">
            <text:p>4251050194</text:p>
          </table:table-cell>
          <table:table-cell table:style-name="ce2" office:value-type="string" calcext:value-type="string">
            <text:p>Lê Đức Ánh</text:p>
          </table:table-cell>
          <table:table-cell table:style-name="ce3" office:value-type="date" office:date-value="2001-06-01" calcext:value-type="date">
            <text:p>2001-6-1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194" calcext:value-type="float">
            <text:p>425105019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195" calcext:value-type="float">
            <text:p>4251050195</text:p>
          </table:table-cell>
          <table:table-cell table:style-name="ce2" office:value-type="string" calcext:value-type="string">
            <text:p>Huỳnh Tấn Lộc</text:p>
          </table:table-cell>
          <table:table-cell table:style-name="ce3" office:value-type="date" office:date-value="2001-03-05" calcext:value-type="date">
            <text:p>2001-3-5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195" calcext:value-type="float">
            <text:p>425105019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196" calcext:value-type="float">
            <text:p>4251050196</text:p>
          </table:table-cell>
          <table:table-cell table:style-name="ce2" office:value-type="string" calcext:value-type="string">
            <text:p>Nguyễn Trung Nhân</text:p>
          </table:table-cell>
          <table:table-cell table:style-name="ce3" office:value-type="date" office:date-value="2001-07-25" calcext:value-type="date">
            <text:p>2001-7-25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2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Thôi học</text:p>
          </table:table-cell>
          <table:table-cell table:style-name="ce2" office:value-type="float" office:value="4251050196" calcext:value-type="float">
            <text:p>425105019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197" calcext:value-type="float">
            <text:p>4251050197</text:p>
          </table:table-cell>
          <table:table-cell table:style-name="ce2" office:value-type="string" calcext:value-type="string">
            <text:p>Đào Công Lương</text:p>
          </table:table-cell>
          <table:table-cell table:style-name="ce3" office:value-type="date" office:date-value="2001-01-02" calcext:value-type="date">
            <text:p>2001-1-2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197" calcext:value-type="float">
            <text:p>425105019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198" calcext:value-type="float">
            <text:p>4251050198</text:p>
          </table:table-cell>
          <table:table-cell table:style-name="ce2" office:value-type="string" calcext:value-type="string">
            <text:p>Nguyễn Quốc Thịnh</text:p>
          </table:table-cell>
          <table:table-cell table:style-name="ce3" office:value-type="date" office:date-value="2001-11-01" calcext:value-type="date">
            <text:p>2001-11-1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198" calcext:value-type="float">
            <text:p>425105019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199" calcext:value-type="float">
            <text:p>4251050199</text:p>
          </table:table-cell>
          <table:table-cell table:style-name="ce2" office:value-type="string" calcext:value-type="string">
            <text:p>Nguyễn Thị Tình</text:p>
          </table:table-cell>
          <table:table-cell table:style-name="ce3" office:value-type="date" office:date-value="2001-06-22" calcext:value-type="date">
            <text:p>2001-6-22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2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199" calcext:value-type="float">
            <text:p>425105019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200" calcext:value-type="float">
            <text:p>4251050200</text:p>
          </table:table-cell>
          <table:table-cell table:style-name="ce2" office:value-type="string" calcext:value-type="string">
            <text:p>Đỗ Ngọc Nhân</text:p>
          </table:table-cell>
          <table:table-cell table:style-name="ce3" office:value-type="date" office:date-value="2000-09-01" calcext:value-type="date">
            <text:p>2000-9-1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200" calcext:value-type="float">
            <text:p>42510502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201" calcext:value-type="float">
            <text:p>4251050201</text:p>
          </table:table-cell>
          <table:table-cell table:style-name="ce2" office:value-type="string" calcext:value-type="string">
            <text:p>Cao Duy Nhật</text:p>
          </table:table-cell>
          <table:table-cell table:style-name="ce3" office:value-type="date" office:date-value="2001-12-02" calcext:value-type="date">
            <text:p>2001-12-2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201" calcext:value-type="float">
            <text:p>425105020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202" calcext:value-type="float">
            <text:p>4251050202</text:p>
          </table:table-cell>
          <table:table-cell table:style-name="ce2" office:value-type="string" calcext:value-type="string">
            <text:p>Trần Hương Diễm Quỳnh</text:p>
          </table:table-cell>
          <table:table-cell table:style-name="ce3" office:value-type="date" office:date-value="2001-07-20" calcext:value-type="date">
            <text:p>2001-7-20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2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202" calcext:value-type="float">
            <text:p>425105020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203" calcext:value-type="float">
            <text:p>4251050203</text:p>
          </table:table-cell>
          <table:table-cell table:style-name="ce2" office:value-type="string" calcext:value-type="string">
            <text:p>Phạm Minh Tài</text:p>
          </table:table-cell>
          <table:table-cell table:style-name="ce3" office:value-type="date" office:date-value="2001-06-29" calcext:value-type="date">
            <text:p>2001-6-29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203" calcext:value-type="float">
            <text:p>425105020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204" calcext:value-type="float">
            <text:p>4251050204</text:p>
          </table:table-cell>
          <table:table-cell table:style-name="ce2" office:value-type="string" calcext:value-type="string">
            <text:p>Trần Kim Phát</text:p>
          </table:table-cell>
          <table:table-cell table:style-name="ce3" office:value-type="date" office:date-value="2001-09-01" calcext:value-type="date">
            <text:p>2001-9-1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204" calcext:value-type="float">
            <text:p>425105020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205" calcext:value-type="float">
            <text:p>4251050205</text:p>
          </table:table-cell>
          <table:table-cell table:style-name="ce2" office:value-type="string" calcext:value-type="string">
            <text:p>Nguyễn Trường Lâm</text:p>
          </table:table-cell>
          <table:table-cell table:style-name="ce3" office:value-type="date" office:date-value="2001-03-24" calcext:value-type="date">
            <text:p>2001-3-24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205" calcext:value-type="float">
            <text:p>425105020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206" calcext:value-type="float">
            <text:p>4251050206</text:p>
          </table:table-cell>
          <table:table-cell table:style-name="ce2" office:value-type="string" calcext:value-type="string">
            <text:p>Trương Thành Nam</text:p>
          </table:table-cell>
          <table:table-cell table:style-name="ce3" office:value-type="date" office:date-value="2001-03-22" calcext:value-type="date">
            <text:p>2001-3-22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206" calcext:value-type="float">
            <text:p>425105020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207" calcext:value-type="float">
            <text:p>4251050207</text:p>
          </table:table-cell>
          <table:table-cell table:style-name="ce2" office:value-type="string" calcext:value-type="string">
            <text:p>Nguyễn Thanh Sự</text:p>
          </table:table-cell>
          <table:table-cell table:style-name="ce3" office:value-type="date" office:date-value="2001-02-18" calcext:value-type="date">
            <text:p>2001-2-18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207" calcext:value-type="float">
            <text:p>425105020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208" calcext:value-type="float">
            <text:p>4251050208</text:p>
          </table:table-cell>
          <table:table-cell table:style-name="ce2" office:value-type="string" calcext:value-type="string">
            <text:p>Nguyễn Quốc Cảnh</text:p>
          </table:table-cell>
          <table:table-cell table:style-name="ce3" office:value-type="date" office:date-value="2001-07-17" calcext:value-type="date">
            <text:p>2001-7-17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208" calcext:value-type="float">
            <text:p>425105020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209" calcext:value-type="float">
            <text:p>4251050209</text:p>
          </table:table-cell>
          <table:table-cell table:style-name="ce2" office:value-type="string" calcext:value-type="string">
            <text:p>Nguyễn Long Phục</text:p>
          </table:table-cell>
          <table:table-cell table:style-name="ce3" office:value-type="date" office:date-value="2000-03-18" calcext:value-type="date">
            <text:p>2000-3-18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209" calcext:value-type="float">
            <text:p>42510502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210" calcext:value-type="float">
            <text:p>4251050210</text:p>
          </table:table-cell>
          <table:table-cell table:style-name="ce2" office:value-type="string" calcext:value-type="string">
            <text:p>Hà Nguyễn Ngọc Trí</text:p>
          </table:table-cell>
          <table:table-cell table:style-name="ce3" office:value-type="date" office:date-value="2001-06-15" calcext:value-type="date">
            <text:p>2001-6-15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210" calcext:value-type="float">
            <text:p>42510502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211" calcext:value-type="float">
            <text:p>4251050211</text:p>
          </table:table-cell>
          <table:table-cell table:style-name="ce2" office:value-type="string" calcext:value-type="string">
            <text:p>Nguyễn Tâm Thiên</text:p>
          </table:table-cell>
          <table:table-cell table:style-name="ce3" office:value-type="date" office:date-value="2001-02-22" calcext:value-type="date">
            <text:p>2001-2-22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211" calcext:value-type="float">
            <text:p>42510502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212" calcext:value-type="float">
            <text:p>4251050212</text:p>
          </table:table-cell>
          <table:table-cell table:style-name="ce2" office:value-type="string" calcext:value-type="string">
            <text:p>Trần Nhật Trường</text:p>
          </table:table-cell>
          <table:table-cell table:style-name="ce3" office:value-type="date" office:date-value="2001-12-11" calcext:value-type="date">
            <text:p>2001-12-11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Thôi học</text:p>
          </table:table-cell>
          <table:table-cell table:style-name="ce2" office:value-type="float" office:value="4251050212" calcext:value-type="float">
            <text:p>42510502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213" calcext:value-type="float">
            <text:p>4251050213</text:p>
          </table:table-cell>
          <table:table-cell table:style-name="ce2" office:value-type="string" calcext:value-type="string">
            <text:p>Võ Phi Long</text:p>
          </table:table-cell>
          <table:table-cell table:style-name="ce3" office:value-type="date" office:date-value="2001-08-16" calcext:value-type="date">
            <text:p>2001-8-16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213" calcext:value-type="float">
            <text:p>425105021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214" calcext:value-type="float">
            <text:p>4251050214</text:p>
          </table:table-cell>
          <table:table-cell table:style-name="ce2" office:value-type="string" calcext:value-type="string">
            <text:p>Nguyễn Ích Nguyên</text:p>
          </table:table-cell>
          <table:table-cell table:style-name="ce3" office:value-type="date" office:date-value="2001-01-06" calcext:value-type="date">
            <text:p>2001-1-6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214" calcext:value-type="float">
            <text:p>425105021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215" calcext:value-type="float">
            <text:p>4251050215</text:p>
          </table:table-cell>
          <table:table-cell table:style-name="ce2" office:value-type="string" calcext:value-type="string">
            <text:p>Trần Anh Kiệt</text:p>
          </table:table-cell>
          <table:table-cell table:style-name="ce3" office:value-type="date" office:date-value="2001-04-17" calcext:value-type="date">
            <text:p>2001-4-17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215" calcext:value-type="float">
            <text:p>425105021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216" calcext:value-type="float">
            <text:p>4251050216</text:p>
          </table:table-cell>
          <table:table-cell table:style-name="ce2" office:value-type="string" calcext:value-type="string">
            <text:p>Lê Minh Nghĩa</text:p>
          </table:table-cell>
          <table:table-cell table:style-name="ce3" office:value-type="date" office:date-value="2001-06-27" calcext:value-type="date">
            <text:p>2001-6-27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216" calcext:value-type="float">
            <text:p>425105021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220" calcext:value-type="float">
            <text:p>4251050220</text:p>
          </table:table-cell>
          <table:table-cell table:style-name="ce2" office:value-type="string" calcext:value-type="string">
            <text:p>Dương Thái Vinh</text:p>
          </table:table-cell>
          <table:table-cell table:style-name="ce3" office:value-type="date" office:date-value="2000-03-19" calcext:value-type="date">
            <text:p>2000-3-19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220" calcext:value-type="float">
            <text:p>425105022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221" calcext:value-type="float">
            <text:p>4251050221</text:p>
          </table:table-cell>
          <table:table-cell table:style-name="ce2" office:value-type="string" calcext:value-type="string">
            <text:p>Lê Văn Việt</text:p>
          </table:table-cell>
          <table:table-cell table:style-name="ce3" office:value-type="date" office:date-value="2000-04-28" calcext:value-type="date">
            <text:p>2000-4-28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221" calcext:value-type="float">
            <text:p>425105022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222" calcext:value-type="float">
            <text:p>4251050222</text:p>
          </table:table-cell>
          <table:table-cell table:style-name="ce2" office:value-type="string" calcext:value-type="string">
            <text:p>Huỳnh Kim Thông</text:p>
          </table:table-cell>
          <table:table-cell table:style-name="ce3" office:value-type="date" office:date-value="2000-04-02" calcext:value-type="date">
            <text:p>2000-4-2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222" calcext:value-type="float">
            <text:p>425105022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223" calcext:value-type="float">
            <text:p>4251050223</text:p>
          </table:table-cell>
          <table:table-cell table:style-name="ce2" office:value-type="string" calcext:value-type="string">
            <text:p>Soukpasong Kedsouvannasarn</text:p>
          </table:table-cell>
          <table:table-cell table:style-name="ce3" office:value-type="date" office:date-value="2001-03-23" calcext:value-type="date">
            <text:p>2001-3-23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2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223" calcext:value-type="float">
            <text:p>425105022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224" calcext:value-type="float">
            <text:p>4251050224</text:p>
          </table:table-cell>
          <table:table-cell table:style-name="ce2" office:value-type="string" calcext:value-type="string">
            <text:p>Neuathong Fongkhamdeng</text:p>
          </table:table-cell>
          <table:table-cell table:style-name="ce3" office:value-type="date" office:date-value="2000-05-27" calcext:value-type="date">
            <text:p>2000-5-27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2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224" calcext:value-type="float">
            <text:p>425105022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225" calcext:value-type="float">
            <text:p>4251050225</text:p>
          </table:table-cell>
          <table:table-cell table:style-name="ce2" office:value-type="string" calcext:value-type="string">
            <text:p>Nguyễn Đăng Tiến</text:p>
          </table:table-cell>
          <table:table-cell table:style-name="ce3" office:value-type="date" office:date-value="2001-08-16" calcext:value-type="date">
            <text:p>2001-8-16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225" calcext:value-type="float">
            <text:p>425105022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226" calcext:value-type="float">
            <text:p>4251050226</text:p>
          </table:table-cell>
          <table:table-cell table:style-name="ce2" office:value-type="string" calcext:value-type="string">
            <text:p>Lê Nguyễn Trường Vũ</text:p>
          </table:table-cell>
          <table:table-cell table:style-name="ce3" office:value-type="date" office:date-value="2001-02-27" calcext:value-type="date">
            <text:p>2001-2-27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226" calcext:value-type="float">
            <text:p>425105022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251050228" calcext:value-type="float">
            <text:p>4251050228</text:p>
          </table:table-cell>
          <table:table-cell table:style-name="ce2" office:value-type="string" calcext:value-type="string">
            <text:p>Bạch Nhật Vũ Xanh</text:p>
          </table:table-cell>
          <table:table-cell table:style-name="ce3" office:value-type="date" office:date-value="1995-03-02" calcext:value-type="date">
            <text:p>1995-3-2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2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251050228" calcext:value-type="float">
            <text:p>425105022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70">
          <table:table-cell table:number-columns-repeated="2"/>
          <table:table-cell table:style-name="ce4"/>
          <table:table-cell table:number-columns-repeated="1021"/>
        </table:table-row>
        <table:table-row table:style-name="ro2" table:number-rows-repeated="104843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year number:style="long"/>
      <number:text>-</number:text>
      <number:month/>
      <number:text>-</number:text>
      <number:day/>
    </number:date-style>
    <number:date-style style:name="N126">
      <number:year/>
      <number:text>-</number:text>
      <number:month/>
      <number:text>-</number:text>
      <number:day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inhvien" style:display-name="PageStyle_sinhvi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59" meta:object-count="0"/>
    <meta:generator>LibreOfficeDev/6.0.5.2$Linux_X86_64 LibreOffice_project/</meta:generator>
  </office:meta>
</office:document-meta>
</file>